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pr6" style:family="presentation" style:parent-style-name="Default-subtitle">
      <style:graphic-properties draw:fill-color="#ffffff" draw:textarea-vertical-align="top" fo:min-height="9.134cm"/>
    </style:style>
    <style:style style:name="pr7" style:family="presentation" style:parent-style-name="Default-title">
      <style:graphic-properties draw:auto-grow-height="true" fo:min-height="2.629cm"/>
    </style:style>
    <style:style style:name="pr8" style:family="presentation" style:parent-style-name="Default-title">
      <style:graphic-properties fo:min-height="2.845cm"/>
    </style:style>
    <style:style style:name="pr9" style:family="presentation" style:parent-style-name="Default-title">
      <style:graphic-properties fo:min-height="4.28cm"/>
    </style:style>
    <style:style style:name="pr10" style:family="presentation" style:parent-style-name="Default-outline1">
      <style:graphic-properties draw:textarea-vertical-align="top" fo:min-height="8.884cm"/>
    </style:style>
    <style:style style:name="pr11" style:family="presentation" style:parent-style-name="Default-title">
      <style:graphic-properties fo:min-height="3.773cm"/>
    </style:style>
    <style:style style:name="pr12" style:family="presentation" style:parent-style-name="Default-title">
      <style:graphic-properties fo:min-height="3.77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style:text-properties fo:font-size="32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0pt" style:font-size-asian="24pt" style:font-size-complex="24pt"/>
    </style:style>
    <style:style style:name="P6" style:family="paragraph">
      <loext:graphic-properties draw:fill-color="#ffffff"/>
      <style:text-properties fo:font-size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10" style:family="paragraph">
      <style:text-properties fo:font-size="32pt" style:font-size-asian="36pt" style:font-size-complex="36pt"/>
    </style:style>
    <style:style style:name="P11" style:family="paragraph">
      <style:text-properties fo:font-style="italic" fo:background-color="#dddddd" style:font-style-asian="italic" style:font-style-complex="italic"/>
    </style:style>
    <style:style style:name="P12" style:family="paragraph">
      <style:text-properties fo:font-size="15pt" fo:font-style="normal" fo:background-color="transparent" style:font-size-asian="15pt" style:font-style-asian="normal" style:font-size-complex="15pt" style:font-style-complex="normal"/>
    </style:style>
    <style:style style:name="P13" style:family="paragraph">
      <style:text-properties fo:font-size="26pt" style:font-size-asian="22pt" style:font-size-complex="22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cm"/>
      <style:text-properties fo:font-size="20pt" fo:font-style="italic" fo:background-color="#dddddd" style:font-size-asian="20pt" style:font-style-asian="italic" style:font-size-complex="20pt" style:font-style-complex="italic"/>
    </style:style>
    <style:style style:name="P16" style:family="paragraph">
      <style:paragraph-properties fo:margin-top="0.5cm" fo:margin-bottom="0cm"/>
    </style:style>
    <style:style style:name="P17" style:family="paragraph">
      <style:paragraph-properties fo:margin-top="0.2cm" fo:margin-bottom="0cm"/>
    </style:style>
    <style:style style:name="P18" style:family="paragraph">
      <style:paragraph-properties fo:margin-top="0.2cm" fo:margin-bottom="0cm"/>
      <style:text-properties fo:font-size="11pt" fo:font-style="italic" fo:background-color="#dddddd" style:font-size-asian="15pt" style:font-style-asian="italic" style:font-size-complex="15pt" style:font-style-complex="italic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fo:font-size="15pt" style:font-size-asian="15pt" style:font-size-complex="15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font-size="11pt" style:font-size-asian="11pt" style:font-size-complex="11pt"/>
    </style:style>
    <style:style style:name="P23" style:family="paragraph">
      <style:paragraph-properties fo:margin-top="0.2cm" fo:margin-bottom="0cm"/>
      <style:text-properties fo:font-size="40pt" fo:font-style="italic" fo:background-color="#dddddd" style:font-size-asian="40pt" style:font-style-asian="italic" style:font-size-complex="40pt" style:font-style-complex="italic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style:paragraph-properties fo:margin-top="0cm" fo:margin-bottom="0cm"/>
      <style:text-properties fo:font-size="20pt" fo:font-style="italic" fo:font-weight="normal" fo:background-color="#dddddd" style:font-size-asian="20pt" style:font-style-asian="italic" style:font-weight-asian="normal" style:font-size-complex="20pt" style:font-style-complex="italic" style:font-weight-complex="normal"/>
    </style:style>
    <style:style style:name="P26" style:family="paragraph">
      <style:paragraph-properties fo:margin-top="0.5cm" fo:margin-bottom="0cm"/>
      <style:text-properties fo:font-size="11pt" style:font-size-asian="11pt" style:font-size-complex="11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text-shadow="none" style:text-underline-style="none" style:letter-kerning="true" fo:background-color="transparent" style:font-name-asian="Microsoft YaHei" style:font-size-asian="20pt" style:font-name-complex="Mangal" style:font-size-complex="20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style:letter-kerning="true" fo:background-color="transparent" style:font-name-asian="Microsoft YaHei" style:font-size-asian="20pt" style:font-style-asian="italic" style:font-name-complex="Mangal" style:font-size-complex="20pt" style:font-style-complex="italic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pt" fo:country="PT" fo:text-shadow="none" style:text-underline-style="none" style:letter-kerning="true" fo:background-color="transparent" style:font-name-asian="Microsoft YaHei" style:font-size-asian="20pt" style:font-name-complex="Mangal" style:font-size-complex="20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style:letter-kerning="true" fo:background-color="transparent" style:font-name-asian="Microsoft YaHei" style:font-size-asian="20pt" style:font-style-asian="normal" style:font-name-complex="Mangal" style:font-size-complex="20pt" style:font-style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32pt" style:font-size-asian="36pt" style:font-size-complex="36pt"/>
    </style:style>
    <style:style style:name="T13" style:family="text">
      <style:text-properties fo:font-size="20pt" style:font-size-asian="24pt" style:font-size-complex="24pt"/>
    </style:style>
    <style:style style:name="T14" style:family="text">
      <style:text-properties fo:font-size="20pt" fo:font-weight="bold" style:font-size-asian="24pt" style:font-weight-asian="bold" style:font-size-complex="24pt" style:font-weight-complex="bold"/>
    </style:style>
    <style:style style:name="T15" style:family="text">
      <style:text-properties fo:font-size="20pt" fo:font-weight="normal" style:font-size-asian="24pt" style:font-weight-asian="normal" style:font-size-complex="24pt" style:font-weight-complex="normal"/>
    </style:style>
    <style:style style:name="T16" style:family="text">
      <style:text-properties fo:font-size="20pt" fo:font-style="italic" style:font-size-asian="24pt" style:font-style-asian="italic" style:font-size-complex="24pt" style:font-style-complex="italic"/>
    </style:style>
    <style:style style:name="T17" style:family="text">
      <style:text-properties fo:font-size="40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fo:background-color="#dddddd" style:font-style-asian="italic" style:font-style-complex="italic"/>
    </style:style>
    <style:style style:name="T20" style:family="text">
      <style:text-properties fo:font-style="italic" fo:font-weight="bold" fo:background-color="#dddddd" style:font-style-asian="italic" style:font-weight-asian="bold" style:font-style-complex="italic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#dddddd" style:font-name-asian="Microsoft YaHei" style:font-size-asian="32pt" style:font-style-asian="italic" style:font-weight-asian="normal" style:font-name-complex="Mang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bold" style:letter-kerning="true" fo:background-color="#dddddd" style:font-name-asian="Microsoft YaHei" style:font-size-asian="32pt" style:font-style-asian="italic" style:font-weight-asian="bold" style:font-name-complex="Mangal" style:font-size-complex="32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fo:background-color="#dddddd" style:font-size-asian="14pt" style:font-size-complex="14pt"/>
    </style:style>
    <style:style style:name="T26" style:family="text">
      <style:text-properties fo:font-size="14pt" fo:font-weight="bold" fo:background-color="#dddddd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#dddddd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14pt" fo:background-color="transparent" style:font-size-asian="14pt" style:font-size-complex="14pt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tyle="normal" fo:font-weight="bold" fo:background-color="transparent" style:font-style-asian="normal" style:font-weight-asian="bold" style:font-style-complex="normal" style:font-weight-complex="bold"/>
    </style:style>
    <style:style style:name="T32" style:family="text">
      <style:text-properties fo:font-size="15pt" fo:font-style="normal" fo:background-color="transparent" style:font-size-asian="15pt" style:font-style-asian="normal" style:font-size-complex="15pt" style:font-style-complex="normal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5pt" fo:font-style="italic" fo:font-weight="bold" fo:background-color="#dddddd" style:font-size-asian="15pt" style:font-style-asian="italic" style:font-weight-asian="bold" style:font-size-complex="15pt" style:font-style-complex="italic" style:font-weight-complex="bold"/>
    </style:style>
    <style:style style:name="T35" style:family="text">
      <style:text-properties fo:font-size="15pt" fo:font-style="italic" fo:font-weight="normal" fo:background-color="#dddddd" style:font-size-asian="15pt" style:font-style-asian="italic" style:font-weight-asian="normal" style:font-size-complex="15pt" style:font-style-complex="italic" style:font-weight-complex="normal"/>
    </style:style>
    <style:style style:name="T36" style:family="text">
      <style:text-properties fo:font-size="15pt" fo:font-style="italic" fo:background-color="transparent" style:font-size-asian="15pt" style:font-style-asian="italic" style:font-size-complex="15pt" style:font-style-complex="italic"/>
    </style:style>
    <style:style style:name="T37" style:family="text">
      <style:text-properties fo:font-size="26pt" style:font-size-asian="22pt" style:font-size-complex="22pt"/>
    </style:style>
    <style:style style:name="T38" style:family="text">
      <style:text-properties fo:font-size="26pt" fo:font-style="italic" style:font-size-asian="22pt" style:font-style-asian="italic" style:font-size-complex="22pt" style:font-style-complex="italic"/>
    </style:style>
    <style:style style:name="T39" style:family="text">
      <style:text-properties fo:font-size="26pt" fo:font-style="normal" style:font-size-asian="22pt" style:font-style-asian="normal" style:font-size-complex="22pt" style:font-style-complex="normal"/>
    </style:style>
    <style:style style:name="T40" style:family="text">
      <style:text-properties fo:font-size="20pt" fo:font-style="normal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41" style:family="text">
      <style:text-properties fo:font-size="20pt" fo:font-style="normal" fo:background-color="#dddddd" style:font-size-asian="20pt" style:font-style-asian="normal" style:font-size-complex="20pt" style:font-style-complex="normal"/>
    </style:style>
    <style:style style:name="T42" style:family="text">
      <style:text-properties fo:font-size="20pt" fo:font-style="italic" fo:background-color="#dddddd" style:font-size-asian="20pt" style:font-style-asian="italic" style:font-size-complex="20pt" style:font-style-complex="italic"/>
    </style:style>
    <style:style style:name="T43" style:family="text">
      <style:text-properties fo:font-size="20pt" fo:font-style="italic" fo:font-weight="bold" fo:background-color="#dddddd" style:font-size-asian="20pt" style:font-style-asian="italic" style:font-weight-asian="bold" style:font-size-complex="20pt" style:font-style-complex="italic" style:font-weight-complex="bold"/>
    </style:style>
    <style:style style:name="T44" style:family="text">
      <style:text-properties fo:font-size="20pt" fo:font-style="italic" fo:font-weight="normal" fo:background-color="#dddddd" style:font-size-asian="20pt" style:font-style-asian="italic" style:font-weight-asian="normal" style:font-size-complex="20pt" style:font-style-complex="italic" style:font-weight-complex="normal"/>
    </style:style>
    <style:style style:name="T45" style:family="text">
      <style:text-properties fo:font-size="24pt" fo:font-style="normal" fo:background-color="transparent" style:font-size-asian="24pt" style:font-style-asian="normal" style:font-size-complex="24pt" style:font-style-complex="normal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24pt" fo:font-style="italic" fo:font-weight="bold" fo:background-color="#dddddd" style:font-size-asian="24pt" style:font-style-asian="italic" style:font-weight-asian="bold" style:font-size-complex="24pt" style:font-style-complex="italic" style:font-weight-complex="bold"/>
    </style:style>
    <style:style style:name="T48" style:family="text">
      <style:text-properties fo:font-size="26pt" fo:font-style="italic" fo:font-weight="bold" fo:background-color="#dddddd" style:font-size-asian="26pt" style:font-style-asian="italic" style:font-weight-asian="bold" style:font-size-complex="26pt" style:font-style-complex="italic" style:font-weight-complex="bold"/>
    </style:style>
    <style:style style:name="T49" style:family="text">
      <style:text-properties fo:font-size="24pt" fo:font-style="italic" fo:font-weight="normal" fo:background-color="#dddddd" style:font-size-asian="24pt" style:font-style-asian="italic" style:font-weight-asian="normal" style:font-size-complex="24pt" style:font-style-complex="italic" style:font-weight-complex="normal"/>
    </style:style>
    <style:style style:name="T50" style:family="text">
      <style:text-properties fo:font-size="20pt" fo:font-weight="normal" style:font-size-asian="20pt" style:font-weight-asian="normal" style:font-size-complex="20pt" style:font-weight-complex="normal"/>
    </style:style>
    <style:style style:name="T5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2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3" style:family="text">
      <style:text-properties fo:font-size="11pt" fo:font-style="normal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54" style:family="text">
      <style:text-properties fo:font-size="11pt" fo:font-style="normal" fo:background-color="#dddddd" style:font-size-asian="15pt" style:font-style-asian="normal" style:font-size-complex="15pt" style:font-style-complex="normal"/>
    </style:style>
    <style:style style:name="T55" style:family="text">
      <style:text-properties fo:font-size="11pt" fo:font-style="italic" fo:background-color="#dddddd" style:font-size-asian="15pt" style:font-style-asian="italic" style:font-size-complex="15pt" style:font-style-complex="italic"/>
    </style:style>
    <style:style style:name="T56" style:family="text">
      <style:text-properties fo:font-size="11pt" fo:font-style="italic" fo:font-weight="bold" fo:background-color="#dddddd" style:font-size-asian="15pt" style:font-style-asian="italic" style:font-weight-asian="bold" style:font-size-complex="15pt" style:font-style-complex="italic" style:font-weight-complex="bold"/>
    </style:style>
    <style:style style:name="T57" style:family="text">
      <style:text-properties fo:font-size="28pt" style:font-size-asian="28pt" style:font-size-complex="28pt"/>
    </style:style>
    <style:style style:name="T58" style:family="text">
      <style:text-properties fo:font-size="28pt" fo:font-style="italic" style:font-size-asian="28pt" style:font-style-asian="italic" style:font-size-complex="28pt" style:font-style-complex="italic"/>
    </style:style>
    <style:style style:name="T59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0" style:family="text">
      <style:text-properties fo:font-size="15pt" fo:font-style="normal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61" style:family="text">
      <style:text-properties fo:font-size="24pt" style:font-size-asian="24pt" style:font-size-complex="24pt"/>
    </style:style>
    <style:style style:name="T62" style:family="text">
      <style:text-properties fo:font-size="24pt" fo:font-style="italic" style:font-size-asian="24pt" style:font-style-asian="italic" style:font-size-complex="24pt" style:font-style-complex="italic"/>
    </style:style>
    <style:style style:name="T6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4" style:family="text">
      <style:text-properties fo:font-size="24pt" fo:font-style="normal" style:font-size-asian="24pt" style:font-style-asian="normal" style:font-size-complex="24pt" style:font-style-complex="normal"/>
    </style:style>
    <style:style style:name="T65" style:family="text">
      <style:text-properties fo:font-size="11pt" style:font-size-asian="11pt" style:font-size-complex="11pt"/>
    </style:style>
    <style:style style:name="T66" style:family="text">
      <style:text-properties fo:font-size="11pt" fo:font-weight="bold" style:font-size-asian="11pt" style:font-weight-asian="bold" style:font-size-complex="11pt" style:font-weight-complex="bold"/>
    </style:style>
    <style:style style:name="T67" style:family="text">
      <style:text-properties fo:font-size="11pt" fo:font-style="italic" style:font-size-asian="11pt" style:font-style-asian="italic" style:font-size-complex="11pt" style:font-style-complex="italic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fo:background-color="transparent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fo:background-color="transparent" style:font-name-asian="Microsoft YaHei" style:font-size-asian="11pt" style:font-style-asian="normal" style:font-weight-asian="bold" style:font-name-complex="Mangal" style:font-size-complex="11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italic" fo:text-shadow="none" style:text-underline-style="none" fo:font-weight="normal" style:letter-kerning="true" fo:background-color="transparent" style:font-name-asian="Microsoft YaHei" style:font-size-asian="11pt" style:font-style-asian="italic" style:font-weight-asian="normal" style:font-name-complex="Mangal" style:font-size-complex="11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72" style:family="text">
      <style:text-properties fo:font-size="40pt" fo:font-style="normal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73" style:family="text">
      <style:text-properties fo:font-size="40pt" fo:font-style="italic" fo:background-color="#dddddd" style:font-size-asian="40pt" style:font-style-asian="italic" style:font-size-complex="40pt" style:font-style-complex="italic"/>
    </style:style>
    <style:style style:name="T74" style:family="text">
      <style:text-properties fo:font-size="40pt" fo:font-style="italic" fo:font-weight="bold" fo:background-color="#dddddd" style:font-size-asian="40pt" style:font-style-asian="italic" style:font-weight-asian="bold" style:font-size-complex="40pt" style:font-style-complex="italic" style:font-weight-complex="bold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italic" fo:text-shadow="none" style:text-underline-style="none" fo:font-weight="normal" style:letter-kerning="true" fo:background-color="#dddddd" style:font-name-asian="Microsoft YaHei" style:font-size-asian="40pt" style:font-style-asian="italic" style:font-weight-asian="normal" style:font-name-complex="Mangal" style:font-size-complex="40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italic" fo:text-shadow="none" style:text-underline-style="none" fo:font-weight="bold" style:letter-kerning="true" fo:background-color="#dddddd" style:font-name-asian="Microsoft YaHei" style:font-size-asian="40pt" style:font-style-asian="italic" style:font-weight-asian="bold" style:font-name-complex="Mangal" style:font-size-complex="40pt" style:font-style-complex="italic" style:font-weight-complex="bold" style:text-emphasize="none" style:font-relief="none" style:text-overline-style="none" style:text-overline-color="font-color"/>
    </style:style>
    <style:style style:name="T77" style:family="text">
      <style:text-properties fo:font-size="32pt" style:font-size-asian="32pt" style:font-size-complex="32pt"/>
    </style:style>
    <style:style style:name="T78" style:family="text">
      <style:text-properties fo:font-size="20pt" fo:font-style="normal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#dddddd" style:font-name-asian="Microsoft YaHei" style:font-size-asian="20pt" style:font-style-asian="italic" style:font-weight-asian="normal" style:font-name-complex="Mang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80" style:family="text">
      <style:text-properties fo:font-size="11pt" fo:font-style="italic" fo:background-color="#dddddd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526cm" presentation:class="subtitle" presentation:user-transformed="true">
          <draw:text-box>
            <text:p><text:span text:style-name="T1">js.web.components</text:span></text:p>
            <text:p><text:span text:style-name="T2">João Pedro Martins Nev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524cm" svg:y="1.018cm" presentation:class="subtitle" presentation:user-transformed="true">
          <draw:text-box>
            <text:p><text:span text:style-name="T3">Introduçã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Conceito</text:span></text:p>
          </draw:text-box>
        </draw:frame>
        <draw:frame presentation:style-name="pr4" draw:text-style-name="P4" draw:layer="layout" svg:width="25.199cm" svg:height="9.134cm" svg:x="1.4cm" svg:y="3.82cm" presentation:class="outline" presentation:user-transformed="true">
          <draw:text-box>
            <text:list text:style-name="L2">
              <text:list-item>
                <text:p><text:span text:style-name="T5">É um </text:span><text:span text:style-name="T6">framework</text:span><text:span text:style-name="T5"> </text:span><text:span text:style-name="T7">escrito</text:span><text:span text:style-name="T5"> em </text:span><text:span text:style-name="T6">vanilla</text:span><text:span text:style-name="T8"> (puro) </text:span><text:span text:style-name="T9">JavaScript</text:span><text:span text:style-name="T10">, que pretende criar uma estrutura standard e </text:span><text:span text:style-name="T2">simplificar diversas operações dinâmicas com o </text:span><text:span text:style-name="T11">DOM</text:span><text:span text:style-name="T2"> numa aplicação web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Módulos </text:span><text:span text:style-name="T12">Principais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Startup</text:span></text:p>
              </text:list-item>
              <text:list-item>
                <text:p><text:span text:style-name="T2">TemplateCompiler</text:span></text:p>
              </text:list-item>
              <text:list-item>
                <text:p><text:span text:style-name="T2">Componen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Startup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3">Onde a aplicação inicia. O ponto de entrada.</text:span></text:p>
              </text:list-item>
              <text:list-item>
                <text:p><text:span text:style-name="T13">Onde os componentes são registados para futura compilação.</text:span></text:p>
              </text:list-item>
              <text:list-item>
                <text:p><text:span text:style-name="T13">Contém também alguma lógica de funcionamento dos componentes, nomeadamente atualizações dinâmica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Component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3">A aplicação é dividida em componentes/partes lógica individuais.</text:span></text:p>
              </text:list-item>
              <text:list-item>
                <text:p><text:span text:style-name="T13">Contém informação sobre o próprio componente e determina o seu funcionamento.</text:span></text:p>
              </text:list-item>
              <text:list-item>
                <text:p><text:span text:style-name="T13">Através de uma </text:span><text:span text:style-name="T14">Proxy</text:span><text:span text:style-name="T15">, está atento a eventos de atualização de propriedades e, se necessário, lança eventos internos.</text:span></text:p>
              </text:list-item>
              <text:list-item>
                <text:p><text:span text:style-name="T15">É, também, uma classe com o padrão </text:span><text:span text:style-name="T14">Observer</text:span><text:span text:style-name="T15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TemplateCompiler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3">A classe que está incumbida de compilar as </text:span><text:span text:style-name="T16">templates</text:span><text:span text:style-name="T13"> e gerar o HTML necessário para o funcionamento aplicação.</text:span></text:p>
              </text:list-item>
              <text:list-item>
                <text:p><text:span text:style-name="T13">Caso necessário, guarda dados no objeto global Startup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27cm" svg:y="1.016cm" presentation:class="subtitle" presentation:user-transformed="true">
          <draw:text-box>
            <text:p><text:span text:style-name="T17">Utilizaçã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3.473cm" svg:x="1.4cm" svg:y="0.206cm" presentation:class="title" presentation:user-transformed="true">
          <draw:text-box>
            <text:p><text:span text:style-name="T4">Criação de um Componente</text:span></text:p>
          </draw:text-box>
        </draw:frame>
        <draw:frame presentation:style-name="pr4" draw:layer="layout" svg:width="25.199cm" svg:height="9.134cm" svg:x="1.471cm" svg:y="4.582cm" presentation:class="outline" presentation:user-transformed="true">
          <draw:text-box>
            <text:list text:style-name="L2">
              <text:list-header>
                <text:p><text:span text:style-name="T18">Exemplo:</text:span></text:p>
              </text:list-header>
            </text:list>
            <text:p><text:span text:style-name="T19">class TestComponent </text:span><text:span text:style-name="T20">extends Component</text:span><text:span text:style-name="T19"> {</text:span></text:p>
            <text:p><text:span text:style-name="T19"><text:s text:c="2"/></text:span><text:span text:style-name="T19">Constructor() {</text:span></text:p>
            <text:p><text:span text:style-name="T19"/></text:p>
            <text:p><text:span text:style-name="T19"><text:s text:c="4"/></text:span><text:span text:style-name="T19">Super(</text:span></text:p>
            <text:p><text:span text:style-name="T19"><text:s text:c="6"/></text:span><text:span text:style-name="T20">'app-test'</text:span><text:span text:style-name="T19">, // Nome do Component.</text:span></text:p>
            <text:p><text:span text:style-name="T21"><text:s text:c="6"/></text:span><text:span text:style-name="T22">‘</text:span><text:span text:style-name="T22">&lt;p&gt; Hello World! &lt;/p&gt;’</text:span><text:span text:style-name="T21">, </text:span><text:span text:style-name="T19">// A template.</text:span></text:p>
            <text:p><text:span text:style-name="T19"><text:s text:c="6"/></text:span><text:span text:style-name="T19">[''] // CSS.</text:span></text:p>
            <text:p><text:span text:style-name="T19"><text:s text:c="4"/></text:span><text:span text:style-name="T19">);</text:span></text:p>
            <text:p><text:span text:style-name="T19"/></text:p>
            <text:p><text:span text:style-name="T19"><text:s text:c="4"/></text:span><text:span text:style-name="T19">this.title = 'My Website'; // Uma propriedade.</text:span></text:p>
            <text:p><text:span text:style-name="T19"><text:s text:c="2"/></text:span><text:span text:style-name="T19">}</text:span></text:p>
            <text:p><text:span text:style-name="T19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4">Injeção de um componente na View</text:span></text:p>
          </draw:text-box>
        </draw:frame>
        <draw:frame presentation:style-name="pr6" draw:text-style-name="P9" draw:layer="layout" svg:width="25.199cm" svg:height="9.134cm" svg:x="1.275cm" svg:y="4.623cm" presentation:class="subtitle" presentation:user-transformed="true">
          <draw:text-box>
            <text:p text:style-name="P8"><text:span text:style-name="T23">Exemplo:</text:span></text:p>
            <text:p text:style-name="P8"><text:span text:style-name="T24"/></text:p>
            <text:p text:style-name="P8"><text:span text:style-name="T25">&lt;body&gt;</text:span></text:p>
            <text:p text:style-name="P8"><text:span text:style-name="T25"/></text:p>
            <text:p text:style-name="P8"><text:span text:style-name="T26"><text:s text:c="4"/></text:span><text:span text:style-name="T26">&lt;app-test&amp;&gt;</text:span></text:p>
            <text:p text:style-name="P8"><text:span text:style-name="T27"><text:s text:c="4"/></text:span><text:span text:style-name="T27">&lt;/app-</text:span><text:span text:style-name="T26">test&amp;&gt;</text:span></text:p>
            <text:p text:style-name="P8"><text:span text:style-name="T26"/></text:p>
            <text:p text:style-name="P8"><text:span text:style-name="T25">&lt;/body&gt;</text:span></text:p>
            <text:p text:style-name="P8"><text:span text:style-name="T25"/></text:p>
            <text:p text:style-name="P8"><text:span text:style-name="T28">(Fazer referencia aos componentes na página HTML desejada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3" draw:layer="layout" svg:width="25.199cm" svg:height="2.629cm" svg:x="1.4cm" svg:y="0.628cm" presentation:class="title" presentation:user-transformed="true">
          <draw:text-box>
            <text:p><text:span text:style-name="T4">Inicialização (Startup)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8">Exemplo:</text:span></text:p>
                <text:p><text:span text:style-name="T19">new Startup()</text:span></text:p>
                <text:p><text:span text:style-name="T19"><text:s text:c="2"/></text:span><text:span text:style-name="T19">.addComponent( new HeaderComponent() )</text:span></text:p>
                <text:p><text:span text:style-name="T19"><text:s text:c="2"/></text:span><text:span text:style-name="T19">.addComponent( new NameListComponent() )</text:span></text:p>
                <text:p><text:span text:style-name="T19"><text:s text:c="2"/></text:span><text:span text:style-name="T19">.build();</text:span></text:p>
                <text:p/>
              </text:list-header>
              <text:list-item>
                <text:p>Deve ser o último <text:span text:style-name="T29">script</text:span> a ser executado.</text:p>
              </text:list-item>
              <text:list-item>
                <text:p>A instância é guardada como objeto global em <text:span text:style-name="T18">Window,</text:span><text:span text:style-name="T30"> disponível, por tanto, acedendo a “startup”</text:span>.</text:p>
              </text:list-item>
              <text:list-item>
                <text:p>Guarda os componentes criados e a ser injetados no <text:span text:style-name="T18">DOM</text:span>.</text:p>
              </text:list-item>
              <text:list-item>
                <text:p>Os componentes são guardados num dicionario, em que a Key é o seu nom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 presentation:user-transformed="true">
          <draw:text-box>
            <text:p><text:span text:style-name="T17">Funcionamento por Funcionalidad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5.199cm" svg:height="2.845cm" svg:x="1.4cm" svg:y="0.52cm" presentation:class="title" presentation:user-transformed="true">
          <draw:text-box>
            <text:p><text:span text:style-name="T12">Renderização de um valor</text:span><text:span text:style-name="T12"><text:line-break/></text:span><text:span text:style-name="T12">presente num Componente</text:span></text:p>
          </draw:text-box>
        </draw:frame>
        <draw:frame presentation:style-name="pr4" draw:text-style-name="P11" draw:layer="layout" svg:width="9.014cm" svg:height="9.134cm" svg:x="1.778cm" svg:y="4.572cm" presentation:class="outline" presentation:user-transformed="true">
          <draw:text-box>
            <text:p><text:span text:style-name="T31">Exemplo:</text:span></text:p>
            <text:p><text:span text:style-name="T19">const testTemplate = `</text:span></text:p>
            <text:p><text:span text:style-name="T19">&lt;div class="container"&gt;</text:span></text:p>
            <text:p><text:span text:style-name="T19"><text:s text:c="4"/></text:span><text:span text:style-name="T19">&lt;h1&gt; </text:span><text:span text:style-name="T20">&lt;_&gt; title &lt;/_&gt;</text:span><text:span text:style-name="T19"> &lt;/h1&gt;</text:span></text:p>
            <text:p><text:span text:style-name="T19">&lt;/div&gt;</text:span></text:p>
            <text:p><text:span text:style-name="T19">`;</text:span></text:p>
            <text:p><text:span text:style-name="T19"/></text:p>
            <text:p><text:span text:style-name="T19">class TestComponent extends Component {</text:span></text:p>
            <text:p><text:span text:style-name="T19"><text:s text:c="2"/></text:span><text:span text:style-name="T19">constructor() {</text:span></text:p>
            <text:p><text:span text:style-name="T19"><text:s text:c="4"/></text:span><text:span text:style-name="T19">super( 'app-test', testTemplate, [''] );</text:span></text:p>
            <text:p><text:span text:style-name="T19"><text:s text:c="6"/></text:span><text:span text:style-name="T20">this.title = 'My Website'</text:span><text:span text:style-name="T19">;</text:span></text:p>
            <text:p><text:span text:style-name="T19"><text:s text:c="2"/></text:span><text:span text:style-name="T19">}</text:span></text:p>
            <text:p><text:span text:style-name="T19">}</text:span></text:p>
          </draw:text-box>
        </draw:frame>
        <draw:frame presentation:style-name="pr4" draw:text-style-name="P12" draw:layer="layout" svg:width="13.84cm" svg:height="5.842cm" svg:x="12.446cm" svg:y="6.096cm" presentation:class="outline" presentation:user-transformed="true">
          <draw:text-box>
            <text:p><text:span text:style-name="T32">A sintaxe para ir buscar um valor ao componente é:</text:span></text:p>
            <text:p><text:span text:style-name="T33">“</text:span><text:span text:style-name="T34">&lt;_&gt; </text:span><text:span text:style-name="T35">(nome-da-propriedade)</text:span><text:span text:style-name="T34"> &lt;/_&gt;</text:span><text:span text:style-name="T32">”</text:span></text:p>
            <text:p><text:span text:style-name="T32"/></text:p>
            <text:list text:style-name="L2">
              <text:list-item>
                <text:p><text:span text:style-name="T32">A classe TemplateCompiler, ao encontrar estes </text:span><text:span text:style-name="T36">tokens</text:span><text:span text:style-name="T32">, vai buscar o valor da propriedade ao componente e injeta o mesmo diretamente no HTML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13" draw:layer="layout" svg:width="25.199cm" svg:height="4.28cm" svg:x="1.27cm" svg:y="0.254cm" presentation:class="title" presentation:user-transformed="true">
          <draw:text-box>
            <text:p><text:span text:style-name="T37">Renderização de um valor </text:span><text:span text:style-name="T37"><text:line-break/></text:span><text:span text:style-name="T37">presente num Componente,</text:span><text:span text:style-name="T37"><text:line-break/></text:span><text:span text:style-name="T37">com </text:span><text:span text:style-name="T38">data binding</text:span><text:span text:style-name="T38"><text:line-break/></text:span><text:span text:style-name="T39">(atualização dinâmica da View)</text:span></text:p>
          </draw:text-box>
        </draw:frame>
        <draw:frame presentation:style-name="pr4" draw:text-style-name="P15" draw:layer="layout" svg:width="7.62cm" svg:height="10.658cm" svg:x="0.508cm" svg:y="4.836cm" presentation:class="outline" presentation:user-transformed="true">
          <draw:text-box>
            <text:p text:style-name="P14"><text:span text:style-name="T40">Exemplo:</text:span></text:p>
            <text:p text:style-name="P14"><text:span text:style-name="T41"/></text:p>
            <text:p text:style-name="P14"><text:span text:style-name="T42">const testTemplate = `</text:span></text:p>
            <text:p text:style-name="P14"><text:span text:style-name="T42">&lt;div class="container"&gt;</text:span></text:p>
            <text:p text:style-name="P14"><text:span text:style-name="T42"><text:s text:c="4"/></text:span><text:span text:style-name="T42">&lt;p&gt; </text:span><text:span text:style-name="T43">&lt;_&gt; state.myName &lt;/_&gt;</text:span><text:span text:style-name="T42"> &lt;/p&gt;</text:span></text:p>
            <text:p text:style-name="P14"><text:span text:style-name="T42">&lt;/div&gt;</text:span></text:p>
            <text:p text:style-name="P14"><text:span text:style-name="T42">`;</text:span></text:p>
            <text:p text:style-name="P14"><text:span text:style-name="T42"/></text:p>
            <text:p text:style-name="P14"><text:span text:style-name="T42">class TestComponent extends Component {</text:span></text:p>
            <text:p text:style-name="P14"><text:span text:style-name="T42"/></text:p>
            <text:p text:style-name="P14"><text:span text:style-name="T42"><text:s text:c="2"/></text:span><text:span text:style-name="T42">constructor() {</text:span></text:p>
            <text:p text:style-name="P14"><text:span text:style-name="T42"><text:s text:c="4"/></text:span><text:span text:style-name="T42">super( 'app-test', testTemplate, [''] );</text:span></text:p>
            <text:p text:style-name="P14"><text:span text:style-name="T42"/></text:p>
            <text:p text:style-name="P14"><text:span text:style-name="T42"><text:s text:c="4"/></text:span><text:span text:style-name="T43">this.state = this.createState( {</text:span></text:p>
            <text:p text:style-name="P14"><text:span text:style-name="T43"><text:s text:c="6"/></text:span><text:span text:style-name="T44">myName: 'João Neves'</text:span></text:p>
            <text:p text:style-name="P14"><text:span text:style-name="T43"><text:s text:c="4"/></text:span><text:span text:style-name="T43">} );</text:span></text:p>
            <text:p text:style-name="P14"><text:span text:style-name="T42"><text:s text:c="2"/></text:span><text:span text:style-name="T42">}</text:span></text:p>
            <text:p text:style-name="P14"><text:span text:style-name="T42"/></text:p>
            <text:p text:style-name="P14"><text:span text:style-name="T42">}</text:span></text:p>
          </draw:text-box>
        </draw:frame>
        <draw:frame presentation:style-name="pr4" draw:text-style-name="P4" draw:layer="layout" svg:width="10.792cm" svg:height="9.134cm" svg:x="16.51cm" svg:y="5.334cm" presentation:class="outline" presentation:user-transformed="true">
          <draw:text-box>
            <text:list text:style-name="L2">
              <text:list-item>
                <text:p text:style-name="P16"><text:span text:style-name="T45">A sintaxe é:</text:span></text:p>
                <text:p><text:span text:style-name="T46">“</text:span><text:span text:style-name="T47">&lt;_&gt; </text:span><text:span text:style-name="T48">state.</text:span><text:span text:style-name="T47">(</text:span><text:span text:style-name="T49">nome-da-propriedade)</text:span><text:span text:style-name="T47"> &lt;/_&gt;</text:span><text:span text:style-name="T45">”</text:span></text:p>
              </text:list-item>
              <text:list-item>
                <text:p><text:span text:style-name="T2">Quando a classe TemplateCompiler encontra o nome “state” dentro de token de propriedade, injeta o respetivo valor dentro de um tag </text:span><text:span text:style-name="T11">span</text:span><text:span text:style-name="T50"> com o nome do componente e propriedade em propriedades do mesmo. Estes são podem ser encontrados no </text:span><text:span text:style-name="T11">DOM</text:span><text:span text:style-name="T50">, na propriedade </text:span><text:span text:style-name="T51">dataset </text:span><text:span text:style-name="T52">do Node</text:span><text:span text:style-name="T50">.</text:span></text:p>
              </text:list-item>
              <text:list-item>
                <text:p><text:span text:style-name="T2">Assim que haja alguma alteração ao valor da propriedade no componente, este, através de uma Proxy é apanhado.</text:span></text:p>
              </text:list-item>
              <text:list-item>
                <text:p><text:span text:style-name="T2">De seguida, é encontrado o elemento correto no DOM através do nome do componente e respetiva propriedade.</text:span></text:p>
              </text:list-item>
              <text:list-item>
                <text:p><text:span text:style-name="T2">O </text:span><text:span text:style-name="T11">span</text:span><text:span text:style-name="T2"> é atualizado com o novo valor.</text:span></text:p>
              </text:list-item>
            </text:list>
          </draw:text-box>
        </draw:frame>
        <draw:frame presentation:style-name="pr10" draw:text-style-name="P18" draw:layer="layout" svg:width="6.096cm" svg:height="7.874cm" svg:x="9.398cm" svg:y="5.598cm" presentation:class="outline" presentation:user-transformed="true">
          <draw:text-box>
            <text:p text:style-name="P17"><text:span text:style-name="T53">Exemplo do HTML compilado:</text:span></text:p>
            <text:p text:style-name="P17"><text:span text:style-name="T54"/></text:p>
            <text:p text:style-name="P17"><text:span text:style-name="T55">&lt;div class="container"&gt;</text:span></text:p>
            <text:p text:style-name="P17"><text:span text:style-name="T55"><text:s text:c="2"/></text:span><text:span text:style-name="T55">&lt;p&gt; </text:span></text:p>
            <text:p text:style-name="P17"><text:span text:style-name="T55"><text:s text:c="4"/></text:span><text:span text:style-name="T55">&lt;span</text:span></text:p>
            <text:p text:style-name="P17"><text:span text:style-name="T55"><text:s text:c="6"/></text:span><text:span text:style-name="T56">data-component=”app-test”</text:span></text:p>
            <text:p text:style-name="P17"><text:span text:style-name="T56"><text:s text:c="6"/></text:span><text:span text:style-name="T56">data-binding=”myName”</text:span></text:p>
            <text:p text:style-name="P17"><text:span text:style-name="T56"><text:s text:c="4"/></text:span><text:span text:style-name="T55">&gt;</text:span></text:p>
            <text:p text:style-name="P17"><text:span text:style-name="T55"><text:s text:c="6"/></text:span><text:span text:style-name="T55">João Neves </text:span></text:p>
            <text:p text:style-name="P17"><text:span text:style-name="T55"><text:s text:c="4"/></text:span><text:span text:style-name="T55">&lt;/span&gt;</text:span></text:p>
            <text:p text:style-name="P17"><text:span text:style-name="T55"><text:s text:c="2"/></text:span><text:span text:style-name="T55">&lt;/p&gt;</text:span></text:p>
            <text:p text:style-name="P17"><text:span text:style-name="T55">&lt;/div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1" draw:text-style-name="P19" draw:layer="layout" svg:width="25.199cm" svg:height="3.773cm" svg:x="1.4cm" svg:y="0.291cm" presentation:class="title" presentation:user-transformed="true">
          <draw:text-box>
            <text:p><text:span text:style-name="T57">Renderização de valores</text:span><text:span text:style-name="T57"><text:line-break/></text:span><text:span text:style-name="T57">dentro de um </text:span><text:span text:style-name="T58">array</text:span><text:span text:style-name="T57">,</text:span><text:span text:style-name="T57"><text:line-break/></text:span><text:span text:style-name="T57">através de uma </text:span><text:span text:style-name="T58">tag</text:span><text:span text:style-name="T57"> </text:span><text:span text:style-name="T59">for</text:span><text:span text:style-name="T58"> loop</text:span></text:p>
          </draw:text-box>
        </draw:frame>
        <draw:frame presentation:style-name="pr4" draw:text-style-name="P15" draw:layer="layout" svg:width="8.145cm" svg:height="10.658cm" svg:x="1.016cm" svg:y="4.582cm" presentation:class="outline" presentation:user-transformed="true">
          <draw:text-box>
            <text:p text:style-name="P14"><text:span text:style-name="T40">Exemplo:</text:span></text:p>
            <text:p text:style-name="P14"><text:span text:style-name="T42">const nameListTemplate = `</text:span></text:p>
            <text:p text:style-name="P14"><text:span text:style-name="T42">&lt;div class="container"&gt;</text:span></text:p>
            <text:p text:style-name="P14"><text:span text:style-name="T42"><text:s text:c="4"/></text:span><text:span text:style-name="T42">&lt;ul&gt;</text:span></text:p>
            <text:p text:style-name="P14"><text:span text:style-name="T42"><text:s text:c="8"/></text:span><text:span text:style-name="T43">&lt;_for let="person of names"&gt;</text:span></text:p>
            <text:p text:style-name="P14"><text:span text:style-name="T43"><text:s text:c="12"/></text:span><text:span text:style-name="T44">&lt;li&gt; </text:span><text:span text:style-name="T43">&lt;_&gt; person &lt;/_&gt;</text:span><text:span text:style-name="T44"> &lt;/li&gt;</text:span></text:p>
            <text:p text:style-name="P14"><text:span text:style-name="T43"><text:s text:c="8"/></text:span><text:span text:style-name="T43">&lt;/_for&gt;</text:span></text:p>
            <text:p text:style-name="P14"><text:span text:style-name="T42"><text:s text:c="4"/></text:span><text:span text:style-name="T42">&lt;/ul&gt;</text:span></text:p>
            <text:p text:style-name="P14"><text:span text:style-name="T42">&lt;/div&gt;</text:span></text:p>
            <text:p text:style-name="P14"><text:span text:style-name="T42">`;</text:span></text:p>
            <text:p text:style-name="P14"><text:span text:style-name="T42"/></text:p>
            <text:p text:style-name="P14"><text:span text:style-name="T42">class NameListComponent extends Component {</text:span></text:p>
            <text:p text:style-name="P14"><text:span text:style-name="T42"/></text:p>
            <text:p text:style-name="P14"><text:span text:style-name="T42"><text:s text:c="2"/></text:span><text:span text:style-name="T42">constructor() {</text:span></text:p>
            <text:p text:style-name="P14"><text:span text:style-name="T42"><text:s text:c="4"/></text:span><text:span text:style-name="T42">super( 'app-nameList', nameListTemplate, [''] );</text:span></text:p>
            <text:p text:style-name="P14"><text:span text:style-name="T42"/></text:p>
            <text:p text:style-name="P14"><text:span text:style-name="T43"><text:s text:c="4"/></text:span><text:span text:style-name="T43">this.names = ['John Doe', 'Oliver Hoe', 'Fiona Silva'];</text:span></text:p>
            <text:p text:style-name="P14"><text:span text:style-name="T42"/></text:p>
            <text:p text:style-name="P14"><text:span text:style-name="T42"><text:s text:c="2"/></text:span><text:span text:style-name="T42">}</text:span></text:p>
            <text:p text:style-name="P14"><text:span text:style-name="T42"/></text:p>
            <text:p text:style-name="P14"><text:span text:style-name="T42">}</text:span></text:p>
          </draw:text-box>
        </draw:frame>
        <draw:frame presentation:style-name="pr4" draw:text-style-name="P20" draw:layer="layout" svg:width="14.478cm" svg:height="5.842cm" svg:x="11.684cm" svg:y="7.112cm" presentation:class="outline" presentation:user-transformed="true">
          <draw:text-box>
            <text:list text:style-name="L2">
              <text:list-item>
                <text:p text:style-name="P16"><text:span text:style-name="T32">Ao encontrar o </text:span><text:span text:style-name="T36">token</text:span><text:span text:style-name="T32"> </text:span><text:span text:style-name="T60">“_for”</text:span><text:span text:style-name="T32">, <text:s/>a classe </text:span><text:span text:style-name="T60">TemplateCompiler</text:span><text:span text:style-name="T32"> retira o bloco de </text:span><text:span text:style-name="T60">HTML</text:span><text:span text:style-name="T32"> a ser repetido de dentro do </text:span><text:span text:style-name="T36">tag</text:span><text:span text:style-name="T32">, e vai buscar os valores do </text:span><text:span text:style-name="T36">array</text:span><text:span text:style-name="T32"> ao componente a que a </text:span><text:span text:style-name="T36">template</text:span><text:span text:style-name="T32"> pertence.</text:span></text:p>
              </text:list-item>
              <text:list-item>
                <text:p text:style-name="P16"><text:span text:style-name="T32">Por cada valor, esta repete o bloco de código, podendo ainda injetar valores presentes no componente na View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2" draw:text-style-name="P21" draw:layer="layout" svg:width="25.199cm" svg:height="3.777cm" svg:x="1.27cm" svg:y="0.314cm" presentation:class="title" presentation:user-transformed="true">
          <draw:text-box>
            <text:p><text:span text:style-name="T61">Renderização de valores</text:span><text:span text:style-name="T61"><text:line-break/></text:span><text:span text:style-name="T61">dentro de um </text:span><text:span text:style-name="T62">array</text:span><text:span text:style-name="T61">,</text:span><text:span text:style-name="T61"><text:line-break/></text:span><text:span text:style-name="T61">através de uma </text:span><text:span text:style-name="T62">tag</text:span><text:span text:style-name="T61"> </text:span><text:span text:style-name="T63">for</text:span><text:span text:style-name="T62"> loop,</text:span><text:span text:style-name="T62"><text:line-break/></text:span><text:span text:style-name="T64">com </text:span><text:span text:style-name="T62">data binding</text:span></text:p>
          </draw:text-box>
        </draw:frame>
        <draw:frame presentation:style-name="pr4" draw:text-style-name="P15" draw:layer="layout" svg:width="7.62cm" svg:height="10.658cm" svg:x="0.254cm" svg:y="4.572cm" presentation:class="outline" presentation:user-transformed="true">
          <draw:text-box>
            <text:p text:style-name="P14"><text:span text:style-name="T40">Exemplo:</text:span></text:p>
            <text:p text:style-name="P14"><text:span text:style-name="T40"/></text:p>
            <text:p text:style-name="P14"><text:span text:style-name="T42">const todoListTemplate = `</text:span></text:p>
            <text:p text:style-name="P14"><text:span text:style-name="T42">&lt;div class="container"&gt;</text:span></text:p>
            <text:p text:style-name="P14"><text:span text:style-name="T42"><text:s text:c="4"/></text:span><text:span text:style-name="T42">&lt;ul&gt;</text:span></text:p>
            <text:p text:style-name="P14"><text:span text:style-name="T42"><text:s text:c="8"/></text:span><text:span text:style-name="T43">&lt;_for let="todoItem of state.todoItems"&gt;</text:span></text:p>
            <text:p text:style-name="P14"><text:span text:style-name="T42"><text:s text:c="12"/></text:span><text:span text:style-name="T42">&lt;li&gt; &lt;_&gt; todoItem &lt;/_&gt; &lt;/li&gt;</text:span></text:p>
            <text:p text:style-name="P14"><text:span text:style-name="T42"><text:s text:c="8"/></text:span><text:span text:style-name="T43">&lt;/_for&gt;</text:span></text:p>
            <text:p text:style-name="P14"><text:span text:style-name="T42"><text:s text:c="4"/></text:span><text:span text:style-name="T42">&lt;/ul&gt;</text:span></text:p>
            <text:p text:style-name="P14"><text:span text:style-name="T42">&lt;/div&gt;</text:span></text:p>
            <text:p text:style-name="P14"><text:span text:style-name="T42">`;</text:span></text:p>
            <text:p text:style-name="P14"><text:span text:style-name="T42"/></text:p>
            <text:p text:style-name="P14"><text:span text:style-name="T42">class TodoListComponent extends Component {</text:span></text:p>
            <text:p text:style-name="P14"><text:span text:style-name="T42"/></text:p>
            <text:p text:style-name="P14"><text:span text:style-name="T42"><text:s text:c="2"/></text:span><text:span text:style-name="T42">constructor() {</text:span></text:p>
            <text:p text:style-name="P14"><text:span text:style-name="T42"><text:s text:c="4"/></text:span><text:span text:style-name="T42">super( 'app-todoList', todoListTemplate, [''] );</text:span></text:p>
            <text:p text:style-name="P14"><text:span text:style-name="T42"/></text:p>
            <text:p text:style-name="P14"><text:span text:style-name="T42"><text:s text:c="4"/></text:span><text:span text:style-name="T43">this.state = {</text:span></text:p>
            <text:p text:style-name="P14"><text:span text:style-name="T42"><text:s text:c="6"/></text:span><text:span text:style-name="T42">todoItems: </text:span><text:span text:style-name="T43">this.createState(</text:span><text:span text:style-name="T42"> ['Study', 'Learn design patterns', 'Learn data structures']</text:span><text:span text:style-name="T43">,</text:span><text:span text:style-name="T42"> </text:span><text:span text:style-name="T43">'todoItems' )</text:span></text:p>
            <text:p text:style-name="P14"><text:span text:style-name="T42"><text:s text:c="4"/></text:span><text:span text:style-name="T43">};</text:span></text:p>
            <text:p text:style-name="P14"><text:span text:style-name="T42"/></text:p>
            <text:p text:style-name="P14"><text:span text:style-name="T42"><text:s text:c="2"/></text:span><text:span text:style-name="T42">}</text:span></text:p>
            <text:p text:style-name="P14"><text:span text:style-name="T42"/></text:p>
            <text:p text:style-name="P14"><text:span text:style-name="T42">}</text:span></text:p>
          </draw:text-box>
        </draw:frame>
        <draw:frame presentation:style-name="pr4" draw:text-style-name="P22" draw:layer="layout" svg:width="10.792cm" svg:height="9.134cm" svg:x="16.493cm" svg:y="5.334cm" presentation:class="outline" presentation:user-transformed="true">
          <draw:text-box>
            <text:list text:style-name="L2">
              <text:list-item>
                <text:p text:style-name="P16"><text:span text:style-name="T65">Comporta-se da mesma forma que o anterior, porém, depois do </text:span><text:span text:style-name="T66">TemplateCompiler</text:span><text:span text:style-name="T65"> compilar a primeira versão do </text:span><text:span text:style-name="T66">HTML</text:span><text:span text:style-name="T65">:</text:span></text:p>
                <text:list>
                  <text:list-item>
                    <text:p><text:span text:style-name="T65">Cria um </text:span><text:span text:style-name="T66">span</text:span><text:span text:style-name="T65"> que alberga o bloco compilado dentro do </text:span><text:span text:style-name="T66">FOR</text:span><text:span text:style-name="T65"> de forma a marcar a posição do elemento no </text:span><text:span text:style-name="T66">DOM</text:span><text:span text:style-name="T65">.</text:span></text:p>
                  </text:list-item>
                  <text:list-item>
                    <text:p><text:span text:style-name="T65">Cria também uma </text:span><text:span text:style-name="T67">tag</text:span><text:span text:style-name="T65"> </text:span><text:span text:style-name="T66">template</text:span><text:span text:style-name="T65"> com o bloco não compilado dentro da mesma, para no final da compilação de todos os componetes ser injetado no </text:span><text:span text:style-name="T66">DOM</text:span><text:span text:style-name="T65">.</text:span></text:p>
                  </text:list-item>
                </text:list>
              </text:list-item>
              <text:list-item>
                <text:p><text:span text:style-name="T68">De seguida, a classe </text:span><text:span text:style-name="T69">Startup</text:span><text:span text:style-name="T68"> injeta todas as </text:span><text:span text:style-name="T70">templates</text:span><text:span text:style-name="T68"> que foram guardadas </text:span><text:span text:style-name="T65">pelo </text:span><text:span text:style-name="T66">TemplateCompiler</text:span><text:span text:style-name="T65"> na mesma, no final do </text:span><text:span text:style-name="T66">DOM</text:span><text:span text:style-name="T65">.</text:span></text:p>
              </text:list-item>
              <text:list-item>
                <text:p><text:span text:style-name="T65">Por fim, adiciona a um dicionário presente no respetivo componente, composto pelo nome da propriedade como </text:span><text:span text:style-name="T67">Key</text:span><text:span text:style-name="T65"> e como valor uma função </text:span><text:span text:style-name="T67">callback</text:span><text:span text:style-name="T65"> contendo a lógica de atualização da </text:span><text:span text:style-name="T66">View</text:span><text:span text:style-name="T65">, a qual é chamada pelo componente quando existe uma alteração nessa propriedade, encontrando e por sua vez compilando o conteudo da </text:span><text:span text:style-name="T71">template</text:span><text:span text:style-name="T65"> anteriormente injetada no </text:span><text:span text:style-name="T66">DOM</text:span><text:span text:style-name="T65">.</text:span></text:p>
              </text:list-item>
            </text:list>
          </draw:text-box>
        </draw:frame>
        <draw:frame presentation:style-name="pr10" draw:text-style-name="P23" draw:layer="layout" svg:width="7.366cm" svg:height="10.668cm" svg:x="8.636cm" svg:y="4.572cm" presentation:class="outline" presentation:user-transformed="true">
          <draw:text-box>
            <text:p text:style-name="P17"><text:span text:style-name="T72">Exemplo do HTML compilado:</text:span></text:p>
            <text:p text:style-name="P17"><text:span text:style-name="T72"/></text:p>
            <text:p text:style-name="P17"><text:span text:style-name="T72">HTML:</text:span></text:p>
            <text:p text:style-name="P17"><text:span text:style-name="T73">&lt;div class="container"&gt;</text:span></text:p>
            <text:p text:style-name="P17"><text:span text:style-name="T73"><text:s text:c="2"/></text:span><text:span text:style-name="T73">&lt;ul&gt; </text:span></text:p>
            <text:p text:style-name="P17"><text:span text:style-name="T73"><text:s text:c="4"/></text:span><text:span text:style-name="T73">&lt;span</text:span></text:p>
            <text:p text:style-name="P17"><text:span text:style-name="T73"><text:s text:c="6"/></text:span><text:span text:style-name="T74">data-component=”app-test”</text:span></text:p>
            <text:p text:style-name="P17"><text:span text:style-name="T74"><text:s text:c="6"/></text:span><text:span text:style-name="T74">data-binding=”myName”</text:span><text:span text:style-name="T73">&gt;</text:span></text:p>
            <text:p text:style-name="P17"><text:span text:style-name="T73"><text:s text:c="6"/></text:span><text:span text:style-name="T73">&lt;li&gt; Study &lt;/li&gt;</text:span></text:p>
            <text:p text:style-name="P17"><text:span text:style-name="T73"><text:s text:c="6"/></text:span><text:span text:style-name="T73">(...)</text:span></text:p>
            <text:p text:style-name="P17"><text:span text:style-name="T73"><text:s text:c="4"/></text:span><text:span text:style-name="T73">&lt;/span&gt;</text:span></text:p>
            <text:p text:style-name="P17"><text:span text:style-name="T73"><text:s text:c="2"/></text:span><text:span text:style-name="T73">&lt;/ul&gt;</text:span></text:p>
            <text:p text:style-name="P17"><text:span text:style-name="T73">&lt;/div&gt;</text:span></text:p>
            <text:p text:style-name="P17"><text:span text:style-name="T73"/></text:p>
            <text:p text:style-name="P17"><text:span text:style-name="T72">TEMPLATE:</text:span></text:p>
            <text:p text:style-name="P17"><text:span text:style-name="T75">&lt;template</text:span></text:p>
            <text:p text:style-name="P17"><text:span text:style-name="T75"><text:s text:c="2"/></text:span><text:span text:style-name="T76">data-component="app-nameList"</text:span></text:p>
            <text:p text:style-name="P17"><text:span text:style-name="T76"><text:s text:c="2"/></text:span><text:span text:style-name="T76">data-binding="todoItems"</text:span></text:p>
            <text:p text:style-name="P17"><text:span text:style-name="T76"><text:s text:c="2"/></text:span><text:span text:style-name="T76">data-token="for"</text:span><text:span text:style-name="T75">&gt;</text:span></text:p>
            <text:p text:style-name="P14"><text:span text:style-name="T76"><text:s text:c="4"/></text:span><text:span text:style-name="T75">&lt;_for let="todoItem of state.todoItems"&gt;</text:span></text:p>
            <text:p text:style-name="P14"><text:span text:style-name="T75"><text:s text:c="6"/></text:span><text:span text:style-name="T75">&lt;li&gt; &lt;_&gt; todoItem &lt;/_&gt; &lt;/li&gt;</text:span></text:p>
            <text:p text:style-name="P17"><text:span text:style-name="T75"><text:s text:c="4"/></text:span><text:span text:style-name="T75">&lt;/_for&gt;</text:span></text:p>
            <text:p text:style-name="P17"><text:span text:style-name="T75">&lt;/template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4" draw:layer="layout" svg:width="25.199cm" svg:height="2.629cm" svg:x="1.4cm" svg:y="0.628cm" presentation:class="title" presentation:user-transformed="true">
          <draw:text-box>
            <text:p><text:span text:style-name="T77">Chamar um método do componente</text:span><text:span text:style-name="T77"><text:line-break/></text:span><text:span text:style-name="T77">depois de eventos do DOM</text:span></text:p>
          </draw:text-box>
        </draw:frame>
        <draw:frame presentation:style-name="pr4" draw:text-style-name="P25" draw:layer="layout" svg:width="11.176cm" svg:height="11.42cm" svg:x="0.508cm" svg:y="3.81cm" presentation:class="outline" presentation:user-transformed="true">
          <draw:text-box>
            <text:p text:style-name="P14"><text:span text:style-name="T40">Exemplo:</text:span></text:p>
            <text:p text:style-name="P14"><text:span text:style-name="T78"/></text:p>
            <text:p text:style-name="P14"><text:span text:style-name="T44">const testTemplate = `</text:span></text:p>
            <text:p text:style-name="P14"><text:span text:style-name="T44">&lt;div class="container"&gt;</text:span></text:p>
            <text:p text:style-name="P14"><text:span text:style-name="T44"/></text:p>
            <text:p text:style-name="P14"><text:span text:style-name="T44"><text:s text:c="4"/></text:span><text:span text:style-name="T44">&lt;button </text:span><text:span text:style-name="T43">(click)="addItem()"</text:span></text:p>
            <text:p text:style-name="P14"><text:span text:style-name="T44"><text:s text:c="12"/></text:span><text:span text:style-name="T44">class="btn btn-success" type="button"&gt;</text:span></text:p>
            <text:p text:style-name="P14"><text:span text:style-name="T44"><text:s text:c="8"/></text:span><text:span text:style-name="T44">Add Item</text:span></text:p>
            <text:p text:style-name="P14"><text:span text:style-name="T44"><text:s text:c="4"/></text:span><text:span text:style-name="T44">&lt;/button&gt;</text:span></text:p>
            <text:p text:style-name="P14"><text:span text:style-name="T44"/></text:p>
            <text:p text:style-name="P14"><text:span text:style-name="T44">&lt;/div&gt;</text:span></text:p>
            <text:p text:style-name="P14"><text:span text:style-name="T44">`;</text:span></text:p>
            <text:p text:style-name="P14"><text:span text:style-name="T44"/></text:p>
            <text:p text:style-name="P14"><text:span text:style-name="T79">class </text:span><text:span text:style-name="T44">testComponent extends Component {</text:span></text:p>
            <text:p text:style-name="P14"><text:span text:style-name="T44"/></text:p>
            <text:p text:style-name="P14"><text:span text:style-name="T44"><text:s text:c="2"/></text:span><text:span text:style-name="T44">constructor() {</text:span></text:p>
            <text:p text:style-name="P14"><text:span text:style-name="T79"><text:s text:c="4"/></text:span><text:span text:style-name="T79">super( 'app-todoList', </text:span><text:span text:style-name="T44">testTemplate, [''] );</text:span></text:p>
            <text:p text:style-name="P14"><text:span text:style-name="T44"><text:s text:c="2"/></text:span><text:span text:style-name="T44">}</text:span></text:p>
            <text:p text:style-name="P14"><text:span text:style-name="T44"/></text:p>
            <text:p text:style-name="P14"><text:span text:style-name="T44"><text:s/></text:span><text:span text:style-name="T43"><text:s/></text:span><text:span text:style-name="T43">AddItem( e )</text:span><text:span text:style-name="T44"> {</text:span></text:p>
            <text:p text:style-name="P14"><text:span text:style-name="T44"><text:s text:c="4"/></text:span><text:span text:style-name="T44">console.log( 'Someone called me! \n', e );</text:span></text:p>
            <text:p text:style-name="P14"><text:span text:style-name="T44"><text:s text:c="2"/></text:span><text:span text:style-name="T44">}</text:span></text:p>
            <text:p text:style-name="P14"><text:span text:style-name="T44"/></text:p>
            <text:p text:style-name="P14"><text:span text:style-name="T44">}</text:span></text:p>
          </draw:text-box>
        </draw:frame>
        <draw:frame presentation:style-name="pr4" draw:text-style-name="P26" draw:layer="layout" svg:width="16.256cm" svg:height="9.134cm" svg:x="10.668cm" svg:y="4.97cm" presentation:class="outline" presentation:user-transformed="true">
          <draw:text-box>
            <text:list text:style-name="L2">
              <text:list-item>
                <text:p text:style-name="P16"><text:span text:style-name="T65">Ao encontrar o </text:span><text:span text:style-name="T67">token</text:span><text:span text:style-name="T65"> de eventos – (nomeEvento) – a classe </text:span><text:span text:style-name="T66">TemplateCompiler</text:span><text:span text:style-name="T65"> guarda no componente um objeto informações:</text:span></text:p>
                <text:list>
                  <text:list-item>
                    <text:p><text:span text:style-name="T65">Nome do evento (e.g: “click”).</text:span></text:p>
                  </text:list-item>
                  <text:list-item>
                    <text:p><text:span text:style-name="T65">Nome do método a ser chamado.</text:span></text:p>
                  </text:list-item>
                  <text:list-item>
                    <text:p><text:span text:style-name="T65">Um identificador único.</text:span></text:p>
                  </text:list-item>
                </text:list>
              </text:list-item>
              <text:list-item>
                <text:p text:style-name="P16"><text:span text:style-name="T65">O compilador adiciona uma propriedade </text:span><text:span text:style-name="T67">dataset</text:span><text:span text:style-name="T65"> ao elemento original com o identificador único e o nome do método a chamar.</text:span></text:p>
                <text:p text:style-name="P16"><text:span text:style-name="T65">E.g: </text:span><text:span text:style-name="T80">data-eventmethodcall="K0na51" data-eventmethodname="addItem"</text:span></text:p>
              </text:list-item>
              <text:list-item>
                <text:p text:style-name="P16"><text:span text:style-name="T65">Depois da compilação do </text:span><text:span text:style-name="T66">HTML</text:span><text:span text:style-name="T65"> inicial, a </text:span><text:span text:style-name="T66">Startup</text:span><text:span text:style-name="T65"> adiciona um </text:span><text:span text:style-name="T67">eventListener</text:span><text:span text:style-name="T65"> ao evento desejado, no elemento que é identificado no objeto criado anteriormente, com um </text:span><text:span text:style-name="T67">callback</text:span><text:span text:style-name="T65"> que chama esse método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2.629cm" svg:x="1.725cm" svg:y="3.721cm" presentation:class="title" presentation:user-transformed="true">
          <draw:text-box>
            <text:p>Obrigado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3.3.2$Windows_X86_64 LibreOffice_project/a64200df03143b798afd1ec74a12ab50359878ed</meta:generator>
    <dc:date>2020-02-02T18:37:08.467000000</dc:date>
    <meta:editing-duration>PT3H24M30S</meta:editing-duration>
    <meta:editing-cycles>170</meta:editing-cycles>
    <meta:document-statistic meta:object-count="95"/>
  </office:meta>
</office:document-meta>
</file>